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962c" officeooo:paragraph-rsid="0015962c"/>
    </style:style>
    <style:style style:name="P2" style:family="paragraph" style:parent-style-name="Standard">
      <style:paragraph-properties fo:text-align="start" style:justify-single-word="false"/>
      <style:text-properties officeooo:rsid="0015962c" officeooo:paragraph-rsid="00159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13 (Data Function)</text:p>
      <text:p text:style-name="P1"/>
      <text:p text:style-name="P2"/>
      <text:p text:style-name="P2"/>
      <text:p text:style-name="P2">Data Function</text:p>
      <text:p text:style-name="P2"/>
      <text:p text:style-name="P2"/>
      <text:p text:style-name="P2"/>
      <text:p text:style-name="P2">App.vue =&gt; Mother Component , sokol file ai file theke load hobe. </text:p>
      <text:p text:style-name="P2"/>
      <text:p text:style-name="P2"/>
      <text:p text:style-name="P2"/>
      <text:p text:style-name="P2"/>
      <text:p text:style-name="P2"><text:s text:c="4"/>&lt;script&gt;</text:p>
      <text:p text:style-name="P2"><text:s text:c="4"/>export default {</text:p>
      <text:p text:style-name="P2"><text:s text:c="6"/>name: 'App',</text:p>
      <text:p text:style-name="P2"><text:s text:c="6"/>data(){</text:p>
      <text:p text:style-name="P2"><text:s text:c="8"/>return{</text:p>
      <text:p text:style-name="P2"><text:s text:c="10"/>title:"Hurray Our vue function is ready :)"</text:p>
      <text:p text:style-name="P2"><text:s text:c="8"/>}</text:p>
      <text:p text:style-name="P2"><text:s text:c="6"/>}</text:p>
      <text:p text:style-name="P2"><text:s text:c="4"/>}</text:p>
      <text:p text:style-name="P2"><text:s text:c="4"/>&lt;/script&gt;</text:p>
      <text:p text:style-name="P2"><text:s text:c="4"/></text:p>
      <text:p text:style-name="P2"><text:s text:c="4"/>1. amra jei sokol data bar bar return korbo oigula aivabe function kore return korbo . jemon "Comments"</text:p>
      <text:p text:style-name="P2"><text:s text:c="4"/>2. data(){</text:p>
      <text:p text:style-name="P2"><text:s text:c="8"/>return{</text:p>
      <text:p text:style-name="P2"><text:s text:c="10"/>title:"Hurray Our vue function is ready :)"</text:p>
      <text:p text:style-name="P2"><text:s text:c="8"/>}</text:p>
      <text:p text:style-name="P2"><text:s text:c="6"/>} <text:s text:c="4"/>, <text:s/>=&gt; data return korsi . Title hisebe data daoa hoyese .</text:p>
      <text:p text:style-name="P2"><text:s text:c="6"/></text:p>
      <text:p text:style-name="P2"><text:s text:c="6"/></text:p>
      <text:p text:style-name="P2"><text:s text:c="6"/>Second Step:</text:p>
      <text:p text:style-name="P2"><text:s text:c="6"/></text:p>
      <text:p text:style-name="P2"><text:s text:c="6"/></text:p>
      <text:p text:style-name="P2"><text:s text:c="14"/>&lt;template&gt;</text:p>
      <text:p text:style-name="P2"><text:s text:c="8"/>&lt;div id="id"&gt;</text:p>
      <text:p text:style-name="P2"><text:s text:c="10"/>&lt;h2&gt;{{ title }}&lt;/h2&gt;</text:p>
      <text:p text:style-name="P2"><text:s text:c="8"/>&lt;/div&gt;</text:p>
      <text:p text:style-name="P2"><text:s text:c="8"/>&lt;/template&gt;</text:p>
      <text:p text:style-name="P2"><text:s text:c="8"/></text:p>
      <text:p text:style-name="P2"><text:s text:c="8"/></text:p>
      <text:p text:style-name="P2"><text:s text:c="8"/>1. Title ami call koresi.</text:p>
      <text:p text:style-name="P2"><text:s text:c="6"/></text:p>
      <text:p text:style-name="P2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0:09:55.130884212</meta:creation-date>
    <dc:date>2020-04-19T20:11:21.783474918</dc:date>
    <meta:editing-duration>PT1M31S</meta:editing-duration>
    <meta:editing-cycles>1</meta:editing-cycles>
    <meta:document-statistic meta:table-count="0" meta:image-count="0" meta:object-count="0" meta:page-count="1" meta:paragraph-count="35" meta:word-count="93" meta:character-count="747" meta:non-whitespace-character-count="456"/>
    <meta:generator>LibreOffice/6.0.7.3$Linux_X86_64 LibreOffice_project/00m0$Build-3</meta:generator>
  </office:meta>
</office:document-meta>
</file>